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ginModuleConfig.getLoginModu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oginModuleConfig.LoginModuleConfig( BeanConfig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